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rsid="000f785e" officeooo:paragraph-rsid="000f7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23:38:45.981431460</meta:creation-date>
    <dc:date>2020-09-19T23:39:21.702426878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NeoOffice/3.2017.23$MacOSX_X86_64 NeoOffice_project/0</meta:generator>
  </office:meta>
</office:document-meta>
</file>